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adornments="Standard" style:font-family-generic="swiss"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Title">
      <style:paragraph-properties fo:margin-top="0.101cm" fo:margin-bottom="0.21cm" style:contextual-spacing="false"/>
      <style:text-properties fo:font-size="22pt" fo:language="en" fo:country="US" officeooo:rsid="000a72c5" officeooo:paragraph-rsid="000a72c5" style:font-size-asian="22pt" style:font-size-complex="22pt"/>
    </style:style>
    <style:style style:name="P2" style:family="paragraph" style:parent-style-name="Standard" style:master-page-name="Standard">
      <style:paragraph-properties fo:margin-top="0cm" fo:margin-bottom="0cm" style:contextual-spacing="false" fo:line-height="100%" fo:orphans="2" fo:widows="2" style:page-number="auto" fo:break-before="page" style:writing-mode="lr-tb"/>
      <style:text-properties fo:font-size="8pt" fo:language="en" fo:country="US" officeooo:paragraph-rsid="00088a3a" style:font-size-asian="8pt" style:font-size-complex="8pt"/>
    </style:style>
    <style:style style:name="P3" style:family="paragraph" style:parent-style-name="Innehåll_20_1">
      <style:text-properties fo:language="en" fo:country="US"/>
    </style:style>
    <style:style style:name="P4" style:family="paragraph" style:parent-style-name="Footer">
      <style:text-properties fo:color="#808080" loext:opacity="100%" style:font-name="Arial" fo:font-size="8pt" fo:language="en" fo:country="US" officeooo:rsid="000a72c5" officeooo:paragraph-rsid="00088a3a" style:font-size-asian="8pt" style:font-name-complex="Arial2" style:font-size-complex="8pt"/>
    </style:style>
    <style:style style:name="P5" style:family="paragraph" style:parent-style-name="Footer" style:master-page-name="">
      <style:paragraph-properties fo:text-align="end" style:justify-single-word="false" style:page-number="auto"/>
      <style:text-properties fo:language="en" fo:country="US"/>
    </style:style>
    <style:style style:name="P6" style:family="paragraph" style:parent-style-name="Footer">
      <style:text-properties fo:language="en" fo:country="US"/>
    </style:style>
    <style:style style:name="P7" style:family="paragraph" style:parent-style-name="Header" style:master-page-name="">
      <style:paragraph-properties fo:text-align="end" style:justify-single-word="false" style:page-number="auto">
        <style:tab-stops/>
      </style:paragraph-properties>
      <style:text-properties style:font-name="Arial" fo:font-size="8pt" fo:language="en" fo:country="US" style:font-size-asian="8pt" style:font-name-complex="Arial2" style:font-size-complex="8pt"/>
    </style:style>
    <style:style style:name="P8" style:family="paragraph" style:parent-style-name="Heading_20_1">
      <style:text-properties fo:language="en" fo:country="US" officeooo:rsid="000b8ece" officeooo:paragraph-rsid="000b8ece"/>
    </style:style>
    <style:style style:name="P9" style:family="paragraph" style:parent-style-name="Heading_20_1">
      <style:text-properties fo:language="en" fo:country="US"/>
    </style:style>
    <style:style style:name="P10" style:family="paragraph" style:parent-style-name="Heading_20_2">
      <style:text-properties fo:language="en" fo:country="US"/>
    </style:style>
    <style:style style:name="P11" style:family="paragraph" style:parent-style-name="Heading_20_2">
      <style:text-properties fo:language="en" fo:country="US" officeooo:rsid="000ed9c4" officeooo:paragraph-rsid="000ed9c4"/>
    </style:style>
    <style:style style:name="P12" style:family="paragraph" style:parent-style-name="Heading_20_2">
      <style:text-properties fo:language="en" fo:country="US" officeooo:rsid="0012050e" officeooo:paragraph-rsid="0012050e"/>
    </style:style>
    <style:style style:name="P13" style:family="paragraph" style:parent-style-name="Heading_20_2">
      <style:text-properties fo:language="en" fo:country="US" officeooo:paragraph-rsid="0019a2c8"/>
    </style:style>
    <style:style style:name="P14" style:family="paragraph" style:parent-style-name="Heading_20_3">
      <style:text-properties fo:language="en" fo:country="US"/>
    </style:style>
    <style:style style:name="P15" style:family="paragraph" style:parent-style-name="Text_20_body">
      <style:text-properties fo:language="en" fo:country="US" officeooo:rsid="000b8ece" officeooo:paragraph-rsid="000b8ece"/>
    </style:style>
    <style:style style:name="P16" style:family="paragraph" style:parent-style-name="Text_20_body">
      <style:text-properties fo:language="en" fo:country="US"/>
    </style:style>
    <style:style style:name="P17" style:family="paragraph" style:parent-style-name="Text_20_body">
      <style:text-properties fo:language="en" fo:country="US" officeooo:rsid="000c388d" officeooo:paragraph-rsid="000c388d"/>
    </style:style>
    <style:style style:name="P18" style:family="paragraph" style:parent-style-name="Text_20_body">
      <style:text-properties fo:language="en" fo:country="US" officeooo:rsid="000c388d" officeooo:paragraph-rsid="000ed9c4"/>
    </style:style>
    <style:style style:name="P19" style:family="paragraph" style:parent-style-name="Text_20_body">
      <style:text-properties fo:language="en" fo:country="US" officeooo:rsid="000dd4c3" officeooo:paragraph-rsid="000dd4c3"/>
    </style:style>
    <style:style style:name="P20" style:family="paragraph" style:parent-style-name="Text_20_body">
      <style:text-properties fo:language="en" fo:country="US" officeooo:rsid="000ed9c4" officeooo:paragraph-rsid="000ed9c4"/>
    </style:style>
    <style:style style:name="P21" style:family="paragraph" style:parent-style-name="Text_20_body">
      <style:text-properties fo:language="en" fo:country="US" officeooo:rsid="0012050e" officeooo:paragraph-rsid="0012050e"/>
    </style:style>
    <style:style style:name="P22" style:family="paragraph" style:parent-style-name="Text_20_body">
      <style:text-properties fo:language="en" fo:country="US" officeooo:rsid="001361f9" officeooo:paragraph-rsid="001361f9"/>
    </style:style>
    <style:style style:name="P23" style:family="paragraph" style:parent-style-name="Text_20_body" style:list-style-name="L1">
      <style:text-properties fo:language="en" fo:country="US" officeooo:rsid="001361f9" officeooo:paragraph-rsid="001361f9"/>
    </style:style>
    <style:style style:name="P24" style:family="paragraph" style:parent-style-name="Text_20_body">
      <style:text-properties fo:language="en" fo:country="US" officeooo:rsid="0015a75a" officeooo:paragraph-rsid="0015a75a"/>
    </style:style>
    <style:style style:name="P25" style:family="paragraph" style:parent-style-name="Text_20_body" style:list-style-name="L2">
      <style:text-properties fo:language="en" fo:country="US" officeooo:rsid="0015a75a" officeooo:paragraph-rsid="0015a75a"/>
    </style:style>
    <style:style style:name="P26" style:family="paragraph" style:parent-style-name="Text_20_body">
      <style:text-properties fo:language="en" fo:country="US" officeooo:rsid="0019a2c8" officeooo:paragraph-rsid="0019a2c8"/>
    </style:style>
    <style:style style:name="P27" style:family="paragraph" style:parent-style-name="Text_20_body" style:list-style-name="L3">
      <style:text-properties fo:language="en" fo:country="US" officeooo:rsid="0017faf3" officeooo:paragraph-rsid="0018ecfd"/>
    </style:style>
    <style:style style:name="P28" style:family="paragraph" style:parent-style-name="Text_20_body" style:list-style-name="L3">
      <style:text-properties fo:language="en" fo:country="US" officeooo:rsid="0018ecfd" officeooo:paragraph-rsid="0018ecfd"/>
    </style:style>
    <style:style style:name="P29" style:family="paragraph" style:parent-style-name="Text_20_body">
      <style:text-properties fo:language="en" fo:country="US" officeooo:rsid="00166555" officeooo:paragraph-rsid="00166555"/>
    </style:style>
    <style:style style:name="P30" style:family="paragraph" style:parent-style-name="Text_20_body">
      <style:text-properties fo:language="en" fo:country="US" officeooo:rsid="001da57d" officeooo:paragraph-rsid="001da57d"/>
    </style:style>
    <style:style style:name="P31" style:family="paragraph" style:parent-style-name="Text_20_body">
      <style:text-properties officeooo:rsid="001f1a73" officeooo:paragraph-rsid="001f1a73"/>
    </style:style>
    <style:style style:name="T1" style:family="text">
      <style:text-properties style:font-name="Arial" fo:font-size="8pt" style:font-size-asian="8pt" style:font-name-complex="Arial2" style:font-size-complex="8pt"/>
    </style:style>
    <style:style style:name="T2" style:family="text">
      <style:text-properties officeooo:rsid="000c388d"/>
    </style:style>
    <style:style style:name="T3" style:family="text">
      <style:text-properties fo:font-style="italic" style:font-style-asian="italic" style:font-style-complex="italic"/>
    </style:style>
    <style:style style:name="T4" style:family="text">
      <style:text-properties fo:font-style="italic" officeooo:rsid="000ed9c4" style:font-style-asian="italic" style:font-style-complex="italic"/>
    </style:style>
    <style:style style:name="T5" style:family="text">
      <style:text-properties officeooo:rsid="000ed9c4"/>
    </style:style>
    <style:style style:name="T6" style:family="text">
      <style:text-properties officeooo:rsid="0011b971"/>
    </style:style>
    <style:style style:name="T7" style:family="text">
      <style:text-properties officeooo:rsid="0012050e"/>
    </style:style>
    <style:style style:name="T8" style:family="text">
      <style:text-properties officeooo:rsid="0017faf3"/>
    </style:style>
    <style:style style:name="T9" style:family="text">
      <style:text-properties officeooo:rsid="0018ecfd"/>
    </style:style>
    <style:style style:name="T10" style:family="text">
      <style:text-properties officeooo:rsid="0019a2c8"/>
    </style:style>
    <style:style style:name="T11" style:family="text">
      <style:text-properties officeooo:rsid="001c44ca"/>
    </style:style>
    <style:style style:name="T12" style:family="text">
      <style:text-properties officeooo:rsid="001da57d"/>
    </style:style>
    <style:style style:name="T13" style:family="text">
      <style:text-properties officeooo:rsid="001e7a0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p>
      <text:p text:style-name="P1">Miakonn’s MapViewer</text:p>
      <text:p text:style-name="P3"/>
      <text:p text:style-name="P3"/>
      <text:h text:style-name="P8" text:outline-level="1">About</text:h>
      <text:h text:style-name="P8" text:outline-level="1"><text:bookmark-start text:name="__RefHeading__3763_2099304760"/>Installation<text:bookmark-end text:name="__RefHeading__3763_2099304760"/></text:h>
      <text:p text:style-name="P15">The software need .Net 4.<text:span text:style-name="T6">8</text:span> to work. It also needs two monitors connected to the computer.</text:p>
      <text:p text:style-name="P15"/>
      <text:h text:style-name="P8" text:outline-level="1"><text:bookmark-start text:name="__RefHeading__3769_2099304760"/>How to use<text:bookmark-end text:name="__RefHeading__3769_2099304760"/></text:h>
      <text:p text:style-name="P16"/>
      <text:p text:style-name="P15">The program is meant to be run on two monitors, one normal for the game master and one large monitor for the players <text:span text:style-name="T2">(public)</text:span>.</text:p>
      <text:h text:style-name="P10" text:outline-level="2">Calibrati<text:span text:style-name="T7">ng</text:span><text:span text:style-name="T2"> monitor</text:span></text:h>
      <text:p text:style-name="P17">In order for the software to function properly, the large monitor needs to <text:span text:style-name="T5">be </text:span>calibrated once. Select the command <text:span text:style-name="T3">Calibrate display</text:span> to start calibrating. This opens a dialogue.</text:p>
      <text:p text:style-name="P17">First select the monitor which are to be used for public display. The software tries to find the monitor size in pixels and mm for the selected monitor. If it doesn’t succeed, fill in the missing values.</text:p>
      <text:p text:style-name="P19">The values are saved and recalibration is only needed if you change public monitor.</text:p>
      <text:h text:style-name="P10" text:outline-level="2">Calibrati<text:span text:style-name="T7">ng</text:span> image</text:h>
      <text:p text:style-name="P20">Open an image with command <text:span text:style-name="T3">Open image</text:span>.</text:p>
      <text:p text:style-name="P18"><text:span text:style-name="T5">I</text:span>n order for the software to function properly, <text:span text:style-name="T5">each image needs</text:span> to <text:span text:style-name="T5">be </text:span>calibrated once. Select the command <text:span text:style-name="T3">Calibrate </text:span><text:s/><text:span text:style-name="T5">under the tab </text:span><text:span text:style-name="T4">Setup</text:span><text:span text:style-name="T5"> <text:s/></text:span>to start calibrating. <text:span text:style-name="T5">Click at the start of a known distance in the image. </text:span><text:span text:style-name="T7">Move the mouse and click once when you reach the end point of the know distance.</text:span></text:p>
      <text:p text:style-name="P21">A dialog will open, enter the known distance in meter.</text:p>
      <text:h text:style-name="P11" text:outline-level="2">Displaying and publishing</text:h>
      <text:p text:style-name="P20">In order to view a map on the public display you need to select the button <text:span text:style-name="T3">Show display</text:span>.</text:p>
      <text:p text:style-name="P20">Some changes are not shown automatically on the public window, such as masking, changing of scale and loading of a new image. To show these you need to press the button <text:span text:style-name="T3">Publish</text:span>.</text:p>
      <text:p text:style-name="P20">You can also hide the public window by pressing the button <text:span text:style-name="T3">Hide</text:span>.</text:p>
      <text:h text:style-name="P10" text:outline-level="2">Masking <text:span text:style-name="T5">and unmasking</text:span></text:h>
      <text:p text:style-name="P21">Use the buttons undet the tab <text:span text:style-name="T3">Masking</text:span> to hide or show areas of the map on the public display.</text:p>
      <text:h text:style-name="P12" text:outline-level="2">Symbols</text:h>
      <text:p text:style-name="P22">There are <text:s/>several different symbols</text:p>
      <text:list xml:id="list1399565204" text:style-name="L1">
        <text:list-item>
          <text:p text:style-name="P23">Player character, special form of Character</text:p>
        </text:list-item>
        <text:list-item>
          <text:p text:style-name="P23">Nonplayer, special form of Character</text:p>
        </text:list-item>
        <text:list-item>
          <text:p text:style-name="P23">Rectangle</text:p>
        </text:list-item>
        <text:list-item>
          <text:p text:style-name="P23">Text</text:p>
        </text:list-item>
        <text:list-item>
          <text:p text:style-name="P23">Line, special form of Rectangle</text:p>
        </text:list-item>
        <text:list-item>
          <text:p text:style-name="P23">Icon</text:p>
        </text:list-item>
        <text:list-item>
          <text:p text:style-name="P23">Circle</text:p>
        </text:list-item>
        <text:list-item>
          <text:p text:style-name="P23">Cone</text:p>
        </text:list-item>
        <text:list-item>
          <text:p text:style-name="P23">Spell, special form of Circle</text:p>
        </text:list-item>
      </text:list>
      <text:p text:style-name="P22"/>
      <text:p text:style-name="P24">Edit properties, double-click on it.</text:p>
      <text:p text:style-name="P24">Moving, click and drag a symbol to move it.</text:p>
      <text:p text:style-name="P24">Rotating, hover over it and press left/right <text:span text:style-name="T13">arrow</text:span> key.</text:p>
      <text:p text:style-name="P24">The following can be done from the context menu. To enter the context menu, hover over it and press right button.</text:p>
      <text:list xml:id="list4104200296" text:style-name="L2">
        <text:list-item>
          <text:p text:style-name="P25">Change color</text:p>
        </text:list-item>
        <text:list-item>
          <text:p text:style-name="P25">Duplicate</text:p>
        </text:list-item>
        <text:list-item>
          <text:p text:style-name="P25">Delete</text:p>
        </text:list-item>
        <text:list-item>
          <text:p text:style-name="P25">Bring to front</text:p>
        </text:list-item>
        <text:list-item>
          <text:p text:style-name="P25">Send to back</text:p>
        </text:list-item>
        <text:list-item>
          <text:p text:style-name="P25">Move up one level </text:p>
        </text:list-item>
        <text:list-item>
          <text:p text:style-name="P25">Move down one level</text:p>
        </text:list-item>
      </text:list>
      <text:p text:style-name="P22"/>
      <text:h text:style-name="P14" text:outline-level="3">Symbol size</text:h>
      <text:p text:style-name="P26">Player min size in pixels</text:p>
      <text:p text:style-name="P26">Player size in meter.</text:p>
      <text:h text:style-name="P13" text:outline-level="2">Scaling</text:h>
      <text:h text:style-name="P14" text:outline-level="3">Linked</text:h>
      <text:p text:style-name="P26">The public map show approximately the <text:span text:style-name="T11">same as the private. Discrepancies </text:span><text:span text:style-name="T12">depends on different sized windows. Rotation of the public map is not possible.</text:span></text:p>
      <text:h text:style-name="Heading_20_3" text:outline-level="3">Scales</text:h>
      <text:p text:style-name="P30">The scales represent the physical sizes for the public monitor. </text:p>
      <text:h text:style-name="Heading_20_2" text:outline-level="2">Show cursor</text:h>
      <text:p text:style-name="P31">There are two ways</text:p>
      <text:h text:style-name="P9" text:outline-level="1">Shortcut <text:span text:style-name="T8">keys</text:span></text:h>
      <text:p text:style-name="P16"/>
      <text:list xml:id="list669661893" text:style-name="L3">
        <text:list-item>
          <text:p text:style-name="P27">PageUp <text:span text:style-name="T9">–</text:span> view the map above privately</text:p>
        </text:list-item>
        <text:list-item>
          <text:p text:style-name="P27">PageDown <text:span text:style-name="T9">–</text:span> view the map below privately</text:p>
        </text:list-item>
        <text:list-item>
          <text:p text:style-name="P27">Ctrl-PageUp <text:span text:style-name="T9">–</text:span> view the map above <text:span text:style-name="T9">and </text:span>publi<text:span text:style-name="T9">sh it</text:span></text:p>
        </text:list-item>
        <text:list-item>
          <text:p text:style-name="P27">Ctrl-PageDown <text:span text:style-name="T9">–</text:span> view the map below <text:span text:style-name="T9">and publish it</text:span></text:p>
        </text:list-item>
        <text:list-item>
          <text:p text:style-name="P28">F9 – open the last image privately</text:p>
        </text:list-item>
        <text:list-item>
          <text:p text:style-name="P28">F12 – publish the private map to public</text:p>
        </text:list-item>
        <text:list-item>
          <text:p text:style-name="P28">Home – Scale the private map to fit the window</text:p>
        </text:list-item>
        <text:list-item>
          <text:p text:style-name="P28">Right arrow – Rotate symbol clockwise</text:p>
        </text:list-item>
        <text:list-item>
          <text:p text:style-name="P28">Left arrow – Rotate symbol counter-clockwise</text:p>
        </text:list-item>
        <text:list-item>
          <text:p text:style-name="P28"/>
        </text:list-item>
      </text:list>
      <text:p text:style-name="P16"/>
      <text:p text:style-name="P29"/>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adornments="Standard" style:font-family-generic="swiss"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SimSun" style:font-size-asian="11pt" style:language-asian="sv" style:country-asian="SE" style:font-name-complex="Tahoma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loext:opacity="0%" style:font-name="Calibri" fo:font-size="11pt" fo:language="en" fo:country="US" style:letter-kerning="true" style:font-name-asian="SimSun" style:font-size-asian="11pt" style:language-asian="sv" style:country-asian="SE"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5cm" style:contextual-spacing="false"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line-height="100%" fo:padding-left="0cm" fo:padding-right="0cm" fo:padding-top="0cm" fo:padding-bottom="0.035cm" fo:border-left="none" fo:border-right="none" fo:border-top="none" fo:border-bottom="0.51pt solid #00000a" fo:keep-with-next="always"/>
      <style:text-properties style:font-name="Cambria1" fo:font-family="Cambria" style:font-family-generic="swiss" style:font-pitch="variable" fo:font-size="26pt" fo:letter-spacing="0.009cm" style:font-name-asian="SimSun" style:font-family-asian="SimSun" style:font-family-generic-asian="system" style:font-pitch-asian="variable" style:font-size-asian="26pt" style:font-name-complex="Tahoma1" style:font-family-complex="Tahoma" style:font-family-generic-complex="system" style:font-pitch-complex="variable" style:font-size-complex="26pt"/>
    </style:style>
    <style:style style:name="Subtitle" style:family="paragraph" style:parent-style-name="Standard" style:next-style-name="Text_20_body" style:class="chapter">
      <style:paragraph-properties fo:margin-top="0cm" fo:margin-bottom="1.058cm" style:contextual-spacing="false" fo:text-align="center" style:justify-single-word="false"/>
      <style:text-properties style:font-name="Cambria" fo:font-family="Cambria" style:font-family-generic="roman" style:font-pitch="variable" fo:font-size="12pt" fo:letter-spacing="0.023cm" fo:font-style="italic" style:font-size-asian="12pt" style:font-style-asian="italic" style:font-size-complex="12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Text_20_body" style:default-outline-level="1" style:class="text">
      <style:paragraph-properties fo:margin-top="0.847cm" fo:margin-bottom="0cm" style:contextual-spacing="false">
        <style:tab-stops>
          <style:tab-stop style:position="1.499cm"/>
        </style:tab-stops>
      </style:paragraph-properties>
      <style:text-properties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loext:graphic-properties draw:fill="none" draw:fill-color="#99ccff"/>
      <style:paragraph-properties fo:margin-top="0.6cm" fo:margin-bottom="0cm" style:contextual-spacing="false" fo:background-color="transparent" style:shadow="none">
        <style:tab-stops>
          <style:tab-stop style:position="1.499cm"/>
        </style:tab-stops>
      </style:paragraph-propertie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_20_2" style:next-style-name="Text_20_body" style:default-outline-level="3" style:class="text">
      <style:paragraph-properties fo:margin-left="1.499cm" fo:margin-right="0cm" fo:margin-top="0.499cm" fo:margin-bottom="0cm" style:contextual-spacing="false" fo:line-height="113%" fo:text-indent="-1.499cm" style:auto-text-indent="false">
        <style:tab-stops/>
      </style:paragraph-properties>
      <style:text-properties style:font-name="Cambria" fo:font-family="Cambria" style:font-family-generic="roman" style:font-pitch="variable" fo:font-size="12pt"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style:text-properties fo:color="#7f7f7f" loext:opacity="100%" style:font-name="Cambria" fo:font-family="Cambria" style:font-family-generic="roman" style:font-pitch="variable"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cm" fo:margin-bottom="0cm" style:contextual-spacing="false" fo:line-height="113%"/>
      <style:text-properties fo:color="#7f7f7f" loext:opacity="100%" style:font-name="Cambria" fo:font-family="Cambria"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cm" fo:margin-bottom="0cm" style:contextual-spacing="false"/>
      <style:text-properties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cm" fo:margin-bottom="0cm" style:contextual-spacing="false"/>
      <style:text-properties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cm" fo:margin-bottom="0cm" style:contextual-spacing="false"/>
      <style:text-properties style:font-name="Cambria" fo:font-family="Cambria" style:font-family-generic="roman" style:font-pitch="variable" fo:font-size="10pt" fo:letter-spacing="0.009cm" fo:font-style="italic" style:font-size-asian="10pt" style:font-style-asian="italic"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Bröd" style:family="paragraph" style:parent-style-name="Standard"/>
    <style:style style:name="Balloon_20_Text" style:display-name="Balloon Text" style:family="paragraph" style:parent-style-name="Standard"/>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Standard"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class="index">
      <style:paragraph-properties fo:margin-left="0.423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caption" style:family="paragraph" style:parent-style-name="Standard"/>
    <style:style style:name="No_20_Spacing" style:display-name="No Spacing" style:family="paragraph" style:parent-style-name="Standard"/>
    <style:style style:name="List_20_Paragraph" style:display-name="List Paragraph" style:family="paragraph" style:parent-style-name="Standard"/>
    <style:style style:name="Quote" style:family="paragraph" style:parent-style-name="Standard"/>
    <style:style style:name="Intense_20_Quote" style:display-name="Intense Quote"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iltext" style:family="paragraph" style:parent-style-name="Text_20_body" style:class="text">
      <style:paragraph-properties fo:margin-top="0cm" fo:margin-bottom="0cm" style:contextual-spacing="false"/>
      <style:text-properties style:font-name="Courier New" fo:font-family="'Courier New'" style:font-family-generic="modern" style:font-pitch="fixed" fo:font-size="10pt" fo:font-style="italic" style:font-size-asian="10pt" style:font-style-asian="italic" style:font-size-complex="10pt" style:font-style-complex="italic"/>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DocumentHeader" style:family="paragraph" style:parent-style-name="Standard">
      <style:paragraph-properties fo:margin-top="0cm" fo:margin-bottom="0cm" style:contextual-spacing="false"/>
      <style:text-properties fo:font-weight="normal" style:font-weight-asian="normal" style:font-weight-complex="normal"/>
    </style:style>
    <style:style style:name="Normal" style:family="paragraph">
      <style:paragraph-properties fo:margin-top="0cm" fo:margin-bottom="0.212cm" style:contextual-spacing="false" fo:line-height="100%" fo:hyphenation-ladder-count="no-limit"/>
      <style:text-properties style:font-name="Garamond" fo:font-family="Garamond" style:font-family-generic="roman" style:font-pitch="variable" style:font-size-complex="12pt" fo:hyphenate="false" fo:hyphenation-remain-char-count="2" fo:hyphenation-push-char-count="2" loext:hyphenation-no-caps="false"/>
    </style:style>
    <style:style style:name="Liststycke"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Innehåll_20_1" style:display-name="Innehåll 1" style:family="paragraph" style:parent-style-name="Normal" style:next-style-name="Normal">
      <style:paragraph-properties fo:margin-top="0cm" fo:margin-bottom="0cm" style:contextual-spacing="false" fo:line-height="100%" fo:hyphenation-ladder-count="no-limit">
        <style:tab-stops>
          <style:tab-stop style:position="0.741cm"/>
          <style:tab-stop style:position="15.984cm" style:type="right" style:leader-style="dotted" style:leader-text="."/>
        </style:tab-stops>
      </style:paragraph-properties>
      <style:text-properties fo:color="#000000" loext:opacity="100%" style:font-name="Calibri1" fo:font-family="Calibri" style:font-style-name="Standard" style:font-family-generic="swiss" style:font-pitch="variable" fo:font-size="10pt" style:font-size-complex="11pt" style:language-complex="ar" style:country-complex="SA" fo:hyphenate="false" fo:hyphenation-remain-char-count="2" fo:hyphenation-push-char-count="2" loext:hyphenation-no-caps="false"/>
    </style:style>
    <style:style style:name="Innehåll_20_2" style:display-name="Innehåll 2" style:family="paragraph" style:parent-style-name="Normal" style:next-style-name="Normal">
      <style:paragraph-properties fo:margin-left="0.741cm" fo:margin-right="0cm" fo:margin-top="0cm" fo:margin-bottom="0cm" style:contextual-spacing="false" fo:line-height="100%" fo:hyphenation-ladder-count="no-limit" fo:text-indent="0cm" style:auto-text-indent="false">
        <style:tab-stops>
          <style:tab-stop style:position="1.55cm"/>
          <style:tab-stop style:position="16cm" style:type="right" style:leader-style="dotted" style:leader-text="."/>
        </style:tab-stops>
      </style:paragraph-properties>
      <style:text-properties fo:color="#000000" loext:opacity="100%" style:font-name="Calibri1" fo:font-family="Calibri" style:font-style-name="Standard" style:font-family-generic="swiss" style:font-pitch="variable" fo:font-size="9pt" style:text-underline-style="none" style:font-size-asian="9pt" style:font-size-complex="11pt" style:language-complex="ar" style:country-complex="SA" fo:hyphenate="false" fo:hyphenation-remain-char-count="2" fo:hyphenation-push-char-count="2" loext:hyphenation-no-caps="false"/>
    </style:style>
    <style:style style:name="Default_20_Paragraph_20_Font" style:display-name="Default Paragraph Font" style:family="text"/>
    <style:style style:name="Rubrik_20_Char" style:display-name="Rubrik Char" style:family="text" style:parent-style-name="Default_20_Paragraph_20_Font"/>
    <style:style style:name="Rubrik_20_1_20_Char" style:display-name="Rubrik 1 Char" style:family="text" style:parent-style-name="Default_20_Paragraph_20_Font"/>
    <style:style style:name="Rubrik_20_2_20_Char" style:display-name="Rubrik 2 Char" style:family="text" style:parent-style-name="Default_20_Paragraph_20_Font"/>
    <style:style style:name="Sidfot_20_Char" style:display-name="Sidfot Char" style:family="text" style:parent-style-name="Default_20_Paragraph_20_Font"/>
    <style:style style:name="Placeholder_20_Text" style:display-name="Placeholder Text" style:family="text" style:parent-style-name="Default_20_Paragraph_20_Font"/>
    <style:style style:name="Rubrik_20_3_20_Char" style:display-name="Rubrik 3 Char" style:family="text" style:parent-style-name="Default_20_Paragraph_20_Font"/>
    <style:style style:name="Rubrik_20_4_20_Char" style:display-name="Rubrik 4 Char" style:family="text" style:parent-style-name="Default_20_Paragraph_20_Font"/>
    <style:style style:name="Rubrik_20_5_20_Char" style:display-name="Rubrik 5 Char" style:family="text" style:parent-style-name="Default_20_Paragraph_20_Font"/>
    <style:style style:name="Rubrik_20_6_20_Char" style:display-name="Rubrik 6 Char" style:family="text" style:parent-style-name="Default_20_Paragraph_20_Font"/>
    <style:style style:name="Rubrik_20_7_20_Char" style:display-name="Rubrik 7 Char" style:family="text" style:parent-style-name="Default_20_Paragraph_20_Font"/>
    <style:style style:name="Rubrik_20_8_20_Char" style:display-name="Rubrik 8 Char" style:family="text" style:parent-style-name="Default_20_Paragraph_20_Font"/>
    <style:style style:name="Rubrik_20_9_20_Char" style:display-name="Rubrik 9 Ch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language-asian="zxx" style:country-asian="none" style:language-complex="zxx" style:country-complex="none"/>
    </style:style>
    <style:style style:name="Sidhuvud_20_Char" style:display-name="Sidhuvud Char" style:family="text" style:parent-style-name="Default_20_Paragraph_20_Font"/>
    <style:style style:name="Underrubrik_20_Char" style:display-name="Underrubrik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font-weight-complex="bold"/>
    </style:style>
    <style:style style:name="Citat_20_Char" style:display-name="Citat Char" style:family="text" style:parent-style-name="Default_20_Paragraph_20_Font"/>
    <style:style style:name="Starkt_20_citat_20_Char" style:display-name="Starkt citat Char" style:family="text" style:parent-style-name="Default_20_Paragraph_20_Font"/>
    <style:style style:name="Subtle_20_Emphasis" style:display-name="Subtle Emphasis" style:family="text"/>
    <style:style style:name="Intense_20_Emphasis" style:display-name="Intense Emphasis" style:family="text"/>
    <style:style style:name="Subtle_20_Reference" style:display-name="Subtle Reference" style:family="text"/>
    <style:style style:name="Intense_20_Reference" style:display-name="Intense Reference" style:family="text"/>
    <style:style style:name="Book_20_Title" style:display-name="Book Title"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andardstycketeckensnitt"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Hyperlänk" style:family="text" style:parent-style-name="Standardstycketeckensnitt">
      <style:text-properties fo:color="#0000ff" loext:opacity="10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Stark" style:family="text" style:parent-style-name="Standardstycketeckensnit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1" text:start-value="2">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4" style:family="table">
      <style:table-properties style:width="17.002cm" fo:margin-left="0cm" table:align="left" style:writing-mode="lr-tb"/>
    </style:style>
    <style:style style:name="Tabell4.A" style:family="table-column">
      <style:table-column-properties style:column-width="14.967cm"/>
    </style:style>
    <style:style style:name="Tabell4.B" style:family="table-column">
      <style:table-column-properties style:column-width="2.036cm"/>
    </style:style>
    <style:style style:name="Tabell4.1" style:family="table-row">
      <style:table-row-properties style:min-row-height="1.349cm" fo:keep-together="auto"/>
    </style:style>
    <style:style style:name="Tabell4.A1" style:family="table-cell">
      <style:table-cell-properties fo:padding-left="0cm" fo:padding-right="0cm" fo:padding-top="0.101cm" fo:padding-bottom="0.101cm" fo:border="none"/>
    </style:style>
    <style:style style:name="MP1" style:family="paragraph" style:parent-style-name="Header" style:master-page-name="">
      <style:paragraph-properties fo:text-align="end" style:justify-single-word="false" style:page-number="auto">
        <style:tab-stops/>
      </style:paragraph-properties>
      <style:text-properties style:font-name="Arial" fo:font-size="8pt" fo:language="en" fo:country="US" style:font-size-asian="8pt" style:font-name-complex="Arial2" style:font-size-complex="8pt"/>
    </style:style>
    <style:style style:name="MP2" style:family="paragraph" style:parent-style-name="Footer">
      <style:text-properties fo:color="#808080" loext:opacity="100%" style:font-name="Arial" fo:font-size="8pt" fo:language="en" fo:country="US" officeooo:rsid="000a72c5" officeooo:paragraph-rsid="00088a3a" style:font-size-asian="8pt" style:font-name-complex="Arial2" style:font-size-complex="8pt"/>
    </style:style>
    <style:style style:name="MP3" style:family="paragraph" style:parent-style-name="Footer" style:master-page-name="">
      <style:paragraph-properties fo:text-align="end" style:justify-single-word="false" style:page-number="auto"/>
      <style:text-properties fo:language="en" fo:country="US"/>
    </style:style>
    <style:style style:name="MP4" style:family="paragraph" style:parent-style-name="Footer">
      <style:text-properties fo:language="en" fo:country="US"/>
    </style:style>
    <style:style style:name="MT1" style:family="text">
      <style:text-properties style:font-name="Arial" fo:font-size="8pt" style:font-size-asian="8pt" style:font-name-complex="Arial2" style:font-size-complex="8pt"/>
    </style:style>
    <style:page-layout style:name="Mpm1">
      <style:page-layout-properties fo:page-width="20.989cm" fo:page-height="29.7cm" style:num-format="1" style:print-orientation="portrait" fo:margin-top="1.251cm" fo:margin-bottom="1.284cm" fo:margin-left="2cm" fo:margin-right="1.986cm" style:writing-mode="lr-tb" style:layout-grid-color="#c0c0c0" style:layout-grid-lines="27179" style:layout-grid-base-height="0.423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svg:height="0.847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itel</text:p>
      </style:header>
      <style:footer>
        <table:table table:name="Tabell4" table:style-name="Tabell4">
          <table:table-column table:style-name="Tabell4.A"/>
          <table:table-column table:style-name="Tabell4.B"/>
          <table:table-row table:style-name="Tabell4.1">
            <table:table-cell table:style-name="Tabell4.A1" office:value-type="string">
              <text:p text:style-name="MP2">Copy rIght Anders Blom 2016</text:p>
            </table:table-cell>
            <table:table-cell table:style-name="Tabell4.A1" office:value-type="string">
              <text:p text:style-name="MP3"><text:span text:style-name="MT1">Page </text:span><text:page-number text:select-page="current">0</text:page-number><text:span text:style-name="MT1">(</text:span><text:page-count>1</text:page-count><text:span text:style-name="MT1">)</text:span></text:p>
            </table:table-cell>
          </table:table-row>
        </table:table>
        <text:p text:style-name="MP4"/>
      </style:footer>
    </style:master-page>
    <style:master-page style:name="Converted1" style:page-layout-name="Mpm2" draw:style-name="Mdp1"/>
    <style:master-page style:name="Converted2" style:page-layout-name="Mpm3" draw:style-name="Mdp1"/>
    <style:master-page style:name="Converted3" style:page-layout-name="Mpm2" draw:style-name="Mdp1"/>
    <style:master-page style:name="Converted4"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echnical File</dc:title>
    <dc:subject>P001-1</dc:subject>
    <meta:initial-creator>Herr Författare</meta:initial-creator>
    <meta:editing-cycles>104</meta:editing-cycles>
    <meta:print-date>2011-09-27T08:31:00</meta:print-date>
    <meta:creation-date>2011-09-19T10:42:00</meta:creation-date>
    <dc:date>2022-12-03T13:45:02.024000000</dc:date>
    <meta:editing-duration>PT10H57M35S</meta:editing-duration>
    <meta:generator>LibreOffice/7.3.7.2$Windows_X86_64 LibreOffice_project/e114eadc50a9ff8d8c8a0567d6da8f454beeb84f</meta:generator>
    <meta:document-statistic meta:table-count="1" meta:image-count="0" meta:object-count="0" meta:page-count="1" meta:paragraph-count="67" meta:word-count="542" meta:character-count="2958" meta:non-whitespace-character-count="2503"/>
    <meta:template xlink:type="simple" xlink:actuate="onRequest" xlink:title="Normal.dotm" xlink:href=""/>
  </office:meta>
</office:document-meta>
</file>